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Configurations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.176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start="Arrowheads_20_1" draw:marker-start-width="0.127cm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marker-start="Arrowheads_20_1" draw:marker-start-width="0.127cm" draw:marker-end="Arrowheads_20_1" draw:marker-end-width="0.127cm" draw:textarea-horizontal-align="center" draw:textarea-vertical-align="middle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Arrowheads_20_1" draw:marker-start-width="0.178cm" draw:marker-start-center="false" draw:marker-end-width="0.508cm" draw:marker-end-center="false" svg:stroke-opacity="100%" draw:fill="solid" draw:fill-color="#ffffff" draw:fill-gradient-name="Gradient_20_7" draw:fill-hatch-name="Hatch_20_1" draw:fill-image-name="Bitmape_20_1" draw:opacity="25%" draw:fill-image-width="2.54cm" draw:fill-image-height="2.54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Arrowheads_20_1" draw:marker-start-width="0.178cm" draw:marker-start-center="false" draw:marker-end-width="0.508cm" draw:marker-end-center="false" svg:stroke-opacity="100%" draw:fill="solid" draw:fill-color="#ffffff" draw:fill-gradient-name="Gradient_20_7" draw:fill-hatch-name="Hatch_20_1" draw:fill-image-name="Bitmape_20_1" draw:opacity="25%" draw:fill-image-width="2.54cm" draw:fill-image-height="2.54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1" style:family="graphic" style:parent-style-name="standard" style:list-style-name="L1">
      <style:graphic-properties draw:stroke="solid" draw:stroke-dash="Dash_20_2" svg:stroke-width="0.051cm" svg:stroke-color="#000000" draw:marker-start="Arrowheads_20_1" draw:marker-start-width="0.178cm" draw:marker-start-center="false" draw:marker-end-width="0.508cm" draw:marker-end-center="false" svg:stroke-opacity="100%" draw:fill="solid" draw:fill-color="#ffffff" draw:fill-gradient-name="Gradient_20_7" draw:fill-hatch-name="Hatch_20_1" draw:fill-image-name="Bitmape_20_1" draw:opacity="25%" draw:fill-image-width="2.54cm" draw:fill-image-height="2.54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2" style:family="graphic" style:parent-style-name="standard" style:list-style-name="L1">
      <style:graphic-properties draw:stroke="solid" draw:stroke-dash="Dash_20_2" svg:stroke-width="0.051cm" svg:stroke-color="#000000" draw:marker-start="Arrowheads_20_1" draw:marker-start-width="0.178cm" draw:marker-start-center="false" draw:marker-end-width="0.508cm" draw:marker-end-center="false" svg:stroke-opacity="100%" draw:fill="solid" draw:fill-color="#ffffff" draw:fill-gradient-name="Gradient_20_7" draw:fill-hatch-name="Hatch_20_1" draw:fill-image-name="Bitmape_20_1" draw:opacity="25%" draw:fill-image-width="2.54cm" draw:fill-image-height="2.54cm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.1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.2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2.6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3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1.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438cm"/>
    </style:style>
    <style:style style:name="gr21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5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text-properties fo:font-size="10pt" fo:font-style="italic"/>
    </style:style>
    <style:style style:name="P4" style:family="paragraph">
      <style:paragraph-properties fo:text-align="center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  <style:text-properties fo:font-weight="normal"/>
    </style:style>
    <style:style style:name="T1" style:family="text">
      <style:text-properties fo:font-size="10pt"/>
    </style:style>
    <style:style style:name="T2" style:family="text">
      <style:text-properties fo:font-family="symbol" style:font-pitch="variable" style:font-charset="x-symbol" fo:font-size="10pt" fo:font-style="italic"/>
    </style:style>
    <style:style style:name="T3" style:family="text">
      <style:text-properties fo:font-size="10pt" fo:font-style="italic"/>
    </style:style>
    <style:style style:name="T4" style:family="text">
      <style:text-properties fo:font-family="Times" style:font-family-generic="roman" fo:font-size="10pt" fo:font-style="italic" fo:font-weight="bold" style:font-weight-asian="bold" style:font-weight-complex="bold"/>
    </style:style>
    <style:style style:name="T5" style:family="text">
      <style:text-properties fo:font-family="Times" style:font-family-generic="roman" fo:font-size="10pt" fo:font-style="italic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>
        <draw:frame draw:style-name="gr1" draw:text-style-name="P2" draw:layer="layout" svg:width="0.237cm" svg:height="0.422cm" svg:x="15.892cm" svg:y="6.126cm">
          <draw:text-box>
            <text:p text:style-name="P1"><text:span text:style-name="T1">N</text:span></text:p>
          </draw:text-box>
        </draw:frame>
        <draw:frame draw:style-name="gr2" draw:text-style-name="P3" draw:layer="layout" svg:width="0.176cm" svg:height="0.463cm" svg:x="15.241cm" svg:y="6.739cm">
          <draw:text-box>
            <text:p text:style-name="P1"><text:span text:style-name="T2"></text:span></text:p>
          </draw:text-box>
        </draw:frame>
        <draw:circle draw:style-name="gr3" draw:layer="layout" svg:width="4.026cm" svg:height="4.026cm" svg:x="12.884cm" svg:y="7.305cm">
          <text:p/>
        </draw:circle>
        <draw:ellipse draw:style-name="gr4" draw:text-style-name="P4" draw:layer="layout" svg:width="4.024cm" svg:height="1.237cm" draw:transform="rotate (-0.384845100065864) translate (13.229cm 7.996cm)" draw:kind="arc" draw:start-angle="180" draw:end-angle="0">
          <text:p/>
        </draw:ellipse>
        <draw:ellipse draw:style-name="gr5" draw:text-style-name="P4" draw:layer="layout" svg:width="4.024cm" svg:height="1.237cm" draw:transform="rotate (2.75674755352452) translate (16.492cm 10.668cm)" draw:kind="arc" draw:start-angle="180" draw:end-angle="0">
          <text:p/>
        </draw:ellipse>
        <draw:line draw:style-name="gr4" draw:text-style-name="P4" draw:layer="layout" svg:x1="14.865cm" svg:y1="9.324cm" svg:x2="16.075cm" svg:y2="8.906cm">
          <text:p/>
        </draw:line>
        <draw:line draw:style-name="gr4" draw:text-style-name="P4" draw:layer="layout" svg:x1="14.864cm" svg:y1="9.317cm" svg:x2="15.613cm" svg:y2="10.198cm">
          <text:p/>
        </draw:line>
        <draw:line draw:style-name="gr5" draw:text-style-name="P4" draw:layer="layout" svg:x1="14.009cm" svg:y1="11.437cm" svg:x2="15.971cm" svg:y2="6.594cm">
          <text:p/>
        </draw:line>
        <draw:ellipse draw:style-name="gr6" draw:text-style-name="P4" draw:layer="layout" svg:width="1.301cm" svg:height="0.375cm" draw:transform="rotate (-0.384845100065864) translate (15.398cm 6.268cm)" draw:kind="arc" draw:start-angle="193.93" draw:end-angle="79.43">
          <text:p/>
        </draw:ellipse>
        <draw:ellipse draw:style-name="gr7" draw:text-style-name="P4" draw:layer="layout" svg:width="2.072cm" svg:height="4.034cm" draw:transform="rotate (-0.384845100065864) translate (14.686cm 7.075cm)" draw:kind="arc" draw:start-angle="345" draw:end-angle="90">
          <text:p/>
        </draw:ellipse>
        <draw:line draw:style-name="gr4" draw:text-style-name="P4" draw:layer="layout" svg:x1="16.729cm" svg:y1="10.071cm" svg:x2="14.872cm" svg:y2="9.319cm">
          <text:p/>
        </draw:line>
        <draw:line draw:style-name="gr8" draw:text-style-name="P4" draw:layer="layout" svg:x1="15.548cm" svg:y1="10.118cm" svg:x2="16.595cm" svg:y2="10.021cm">
          <text:p/>
        </draw:line>
        <draw:line draw:style-name="gr8" draw:text-style-name="P4" draw:layer="layout" svg:x1="14.874cm" svg:y1="7.093cm" svg:x2="15.684cm" svg:y2="7.285cm">
          <text:p/>
        </draw:line>
        <draw:g>
          <draw:line draw:style-name="gr9" draw:text-style-name="P5" draw:layer="layout" svg:x1="17.831cm" svg:y1="8.905cm" svg:x2="19.803cm" svg:y2="8.904cm">
            <text:p/>
          </draw:line>
          <draw:line draw:style-name="gr10" draw:text-style-name="P5" draw:layer="layout" svg:x1="17.831cm" svg:y1="9.821cm" svg:x2="19.803cm" svg:y2="9.82cm">
            <text:p/>
          </draw:line>
          <draw:line draw:style-name="gr11" draw:text-style-name="P5" draw:layer="layout" svg:x1="17.828cm" svg:y1="8.015cm" svg:x2="19.8cm" svg:y2="8.014cm">
            <text:p/>
          </draw:line>
          <draw:line draw:style-name="gr12" draw:text-style-name="P5" draw:layer="layout" svg:x1="17.832cm" svg:y1="10.71cm" svg:x2="19.804cm" svg:y2="10.709cm">
            <text:p/>
          </draw:line>
        </draw:g>
        <draw:frame draw:style-name="gr13" draw:text-style-name="P3" draw:layer="layout" svg:width="0.196cm" svg:height="0.463cm" svg:x="15.184cm" svg:y="9.201cm">
          <draw:text-box>
            <text:p text:style-name="P1"><text:span text:style-name="T2"></text:span></text:p>
          </draw:text-box>
        </draw:frame>
        <draw:frame draw:style-name="gr14" draw:text-style-name="P3" draw:layer="layout" svg:width="0.244cm" svg:height="0.463cm" svg:x="15.925cm" svg:y="9.698cm">
          <draw:text-box>
            <text:p text:style-name="P1"><text:span text:style-name="T2"></text:span></text:p>
          </draw:text-box>
        </draw:frame>
        <draw:frame draw:style-name="gr15" draw:text-style-name="P3" draw:layer="layout" svg:width="0.217cm" svg:height="0.422cm" svg:x="16.194cm" svg:y="8.626cm">
          <draw:text-box>
            <text:p text:style-name="P1"><text:span text:style-name="T3">P</text:span></text:p>
          </draw:text-box>
        </draw:frame>
        <draw:frame draw:style-name="gr16" draw:text-style-name="P2" draw:layer="layout" svg:width="2.629cm" svg:height="0.843cm" svg:x="16.095cm" svg:y="11.426cm">
          <draw:text-box>
            <text:p text:style-name="P1"><text:span text:style-name="T1">Meridian of plane</text:span></text:p>
            <text:p text:style-name="P1"><text:span text:style-name="T1">of sun's ray</text:span></text:p>
          </draw:text-box>
        </draw:frame>
        <draw:frame draw:style-name="gr17" draw:text-style-name="P2" draw:layer="layout" svg:width="1.317cm" svg:height="0.843cm" svg:x="17.096cm" svg:y="6.826cm">
          <draw:text-box>
            <text:p text:style-name="P1"><text:span text:style-name="T1">Meridian</text:span></text:p>
            <text:p text:style-name="P1"><text:span text:style-name="T1">of </text:span><text:span text:style-name="T3">P</text:span></text:p>
          </draw:text-box>
        </draw:frame>
        <draw:line draw:style-name="gr4" draw:text-style-name="P4" draw:layer="layout" svg:x1="15.875cm" svg:y1="11.076cm" svg:x2="16.086cm" svg:y2="11.371cm">
          <text:p/>
        </draw:line>
        <draw:line draw:style-name="gr4" draw:text-style-name="P4" draw:layer="layout" svg:x1="16.1cm" svg:y1="8.233cm" svg:x2="17.057cm" svg:y2="7.332cm">
          <text:p/>
        </draw:line>
        <draw:frame draw:style-name="gr18" draw:text-style-name="P2" draw:layer="layout" svg:width="1.347cm" svg:height="0.422cm" svg:x="18.397cm" svg:y="7.427cm">
          <draw:text-box>
            <text:p text:style-name="P1"><text:span text:style-name="T1">Sun's ray</text:span></text:p>
          </draw:text-box>
        </draw:frame>
        <draw:frame draw:style-name="gr19" draw:text-style-name="P2" draw:layer="layout" svg:width="1.16cm" svg:height="0.422cm" svg:x="12.197cm" svg:y="7.227cm">
          <draw:text-box>
            <text:p text:style-name="P1"><text:span text:style-name="T1">Equator</text:span></text:p>
          </draw:text-box>
        </draw:frame>
        <draw:line draw:style-name="gr4" draw:text-style-name="P4" draw:layer="layout" svg:x1="14.868cm" svg:y1="11.698cm" svg:x2="14.868cm" svg:y2="6.875cm">
          <text:p/>
        </draw:line>
        <draw:line draw:style-name="gr4" draw:text-style-name="P4" draw:layer="layout" svg:x1="12.717cm" svg:y1="9.317cm" svg:x2="17.227cm" svg:y2="9.317cm">
          <text:p/>
        </draw:line>
        <draw:line draw:style-name="gr4" draw:text-style-name="P4" draw:layer="layout" svg:x1="13.56cm" svg:y1="8.379cm" svg:x2="13.155cm" svg:y2="7.662cm">
          <text:p/>
        </draw:line>
        <draw:line draw:style-name="gr8" draw:text-style-name="P4" draw:layer="layout" svg:x1="15.41cm" svg:y1="9.946cm" svg:x2="15.587cm" svg:y2="9.077cm">
          <text:p/>
        </draw:line>
        <draw:frame draw:style-name="gr2" draw:text-style-name="P3" draw:layer="layout" svg:width="0.176cm" svg:height="0.463cm" svg:x="15.241cm" svg:y="6.74cm">
          <draw:text-box>
            <text:p text:style-name="P1"><text:span text:style-name="T2"></text:span></text:p>
          </draw:text-box>
        </draw:frame>
        <draw:frame draw:style-name="gr20" draw:text-style-name="P3" draw:layer="layout" svg:width="3.438cm" svg:height="2.263cm" svg:x="10.327cm" svg:y="10.709cm">
          <draw:text-box>
            <text:p text:style-name="P1"><text:span text:style-name="T4">Legend</text:span></text:p>
            <text:p text:style-name="P1"><text:span text:style-name="T2"></text:span><text:span text:style-name="T5"> <text:s/></text:span><text:span text:style-name="T5">declination</text:span></text:p>
            <text:p text:style-name="P1"><text:span text:style-name="T2"></text:span><text:span text:style-name="T5">latitude</text:span></text:p>
            <text:p text:style-name="P1"><text:span text:style-name="T2"></text:span><text:span text:style-name="T5"> </text:span><text:span text:style-name="T5">solar hour</text:span></text:p>
            <text:p text:style-name="P1"><text:span text:style-name="T5">P point on earth surface</text:span></text:p>
          </draw:text-box>
        </draw:frame>
        <presentation:notes draw:style-name="dp2">
          <draw:page-thumbnail draw:style-name="gr21" draw:layer="layout" svg:width="12.716cm" svg:height="9.537cm" svg:x="4.436cm" svg:y="2.791cm" draw:page-number="1" presentation:class="page"/>
          <draw:frame presentation:style-name="pr1" draw:text-style-name="P1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Arrowheads_20_1" draw:display-name="Arrowheads 1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fo:font-size="10pt" fo:language="en" fo:country="US" fo:font-style="italic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opacity="25%" draw:fill-image-width="2.54cm" draw:fill-image-height="2.54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127cm" draw:marker-start-center="true" draw:marker-end-width="0.127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opacity="25%" draw:fill-image-width="2.54cm" draw:fill-image-height="2.54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127cm" draw:marker-start-center="true" draw:marker-end-width="0.127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�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�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font-size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Home" style:page-layout-name="PM1" draw:style-name="Mdp1">
      <presentation:notes style:page-layout-name="PM0">
        <draw:page-thumbnail presentation:style-name="Home-title" draw:layer="backgroundobjects" svg:width="12.716cm" svg:height="9.537cm" svg:x="4.436cm" svg:y="2.791cm" presentation:class="page"/>
        <draw:frame presentation:style-name="Home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Michael Wetter</meta:initial-creator>
    <meta:creation-date>2000-05-26T17:22:32</meta:creation-date>
    <dc:creator>Michael Wetter</dc:creator>
    <dc:date>2010-09-01T17:00:58</dc:date>
    <dc:language>en-US</dc:language>
    <meta:editing-cycles>9</meta:editing-cycles>
    <meta:editing-duration>PT1H54M47S</meta:editing-duration>
    <meta:printed-by>Michael Wetter</meta:printed-by>
    <meta:print-date>2010-09-01T17:01:22</meta:print-date>
    <meta:document-statistic meta:object-count="41"/>
    <meta:user-defined meta:name="Info 0"/>
    <meta:user-defined meta:name="Info 1"/>
    <meta:user-defined meta:name="Info 2"/>
    <meta:user-defined meta:name="Info 3"/>
  </office:meta>
</office:document-meta>
</file>